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965in"/>
    </style:style>
    <style:style style:name="co2"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5in" fo:break-before="auto" style:use-optimal-row-height="fals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table-cell office:value-type="string" calcext:value-type="string">
            <text:p>Name</text:p>
          </table:table-cell>
          <table:table-cell office:value-type="string" calcext:value-type="string">
            <text:p>Event</text:p>
          </table:table-cell>
          <table:table-cell office:value-type="string" calcext:value-type="string">
            <text:p>Text</text:p>
          </table:table-cell>
        </table:table-row>
        <table:table-row table:style-name="ro1">
          <table:table-cell office:value-type="string" calcext:value-type="string">
            <text:p>Marie Sklodowska-Curie</text:p>
          </table:table-cell>
          <table:table-cell office:value-type="string" calcext:value-type="string">
            <text:p>Nobel Prize</text:p>
          </table:table-cell>
          <table:table-cell office:value-type="string" calcext:value-type="string">
            <text:p>&lt;strong&gt;1903: Marie Curie becomes the first woman to receive Nobel Prize&lt;/strong&gt;&lt;br&gt;&lt;br&gt; <text:s text:c="2"/>The chemist and physicist is most famous for her pioneering work in the field of radioactivity.&lt;br&gt;&lt;br&gt; She discovered the chemical element polonium in 1898, which she named after her native country Poland. Together with her husband Pierre, the duo announced the existence of another element&amp;#8212;radium. In 1903, they were awarded the Nobel Prize in Physics for their work.&lt;br&gt;&lt;br&gt; Curie received her second Nobel Prize in 1911, making her the only person to win in two different science fields (physics and chemistry). Her work was crucial in the development of x-rays in surgery. <text:s text:c="101"/>&lt;span class="credits"&gt;(Bettmann/Corbis)&lt;/span&gt;</text:p>
          </table:table-cell>
        </table:table-row>
        <table:table-row table:style-name="ro2">
          <table:table-cell office:value-type="string" calcext:value-type="string">
            <text:p>Kate Sheppard</text:p>
          </table:table-cell>
          <table:table-cell office:value-type="string" calcext:value-type="string">
            <text:p>Voting Rights</text:p>
          </table:table-cell>
          <table:table-cell office:value-type="string" calcext:value-type="string">
            <text:p>&lt;strong&gt; 1893: New Zealand is the first country to give women the right to vote &lt;/strong&gt;&lt;br&gt;&lt;br&gt; On 19 September 1893 the governor, Lord Glasgow, signed a new Electoral Act into law. As a result of this landmark legislation, New Zealand became the first self-governing country in the world in which women had the right to vote in parliamentary elections. &lt;br&gt;&lt;br&gt;</text:p>
            <text:p>In most other democracies – including Britain and the United States – women did not win the right to the vote until after the First World War. New Zealand’s world leadership in women’s suffrage became a central part of our image as a trail-blazing ‘social laboratory’.&lt;br&gt;&lt;br&gt;</text:p>
            <text:p>That achievement was the result of years of effort by suffrage campaigners, led by Kate Sheppard. In 1891, 1892 and 1893 they compiled a series of massive petitions calling on Parliament to grant the vote to women. In recent years Sheppard’s contribution to New Zealand’s history has been acknowledged on the $10 note.</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07T11:01:55.009000000</meta:creation-date>
    <dc:date>2020-10-07T12:40:29.417000000</dc:date>
    <meta:editing-duration>PT1H38M35S</meta:editing-duration>
    <meta:editing-cycles>4</meta:editing-cycles>
    <meta:generator>LibreOffice/6.4.1.2$Windows_X86_64 LibreOffice_project/4d224e95b98b138af42a64d84056446d09082932</meta:generator>
    <meta:document-statistic meta:table-count="1" meta:cell-count="9" meta:object-count="0"/>
  </office:meta>
</office:document-meta>
</file>